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02509"/>
    </style:style>
    <style:style style:name="P2" style:family="paragraph" style:parent-style-name="Text_20_body">
      <style:text-properties fo:color="#ff6600" style:font-name="Ubuntu" fo:font-style="italic" fo:font-weight="bold" officeooo:rsid="00202509" officeooo:paragraph-rsid="00202509" style:font-style-asian="italic" style:font-weight-asian="bold" style:font-style-complex="italic" style:font-weight-complex="bold"/>
    </style:style>
    <style:style style:name="P3" style:family="paragraph" style:parent-style-name="Text_20_body">
      <style:text-properties fo:color="#ff6600" style:font-name="Ubuntu" fo:font-style="italic" fo:font-weight="bold" officeooo:rsid="0023e620" officeooo:paragraph-rsid="0023e620" style:font-style-asian="italic" style:font-weight-asian="bold" style:font-style-complex="italic" style:font-weight-complex="bold"/>
    </style:style>
    <style:style style:name="P4" style:family="paragraph" style:parent-style-name="Text_20_body">
      <style:text-properties style:font-name="Ubuntu" officeooo:rsid="00202509" officeooo:paragraph-rsid="00202509"/>
    </style:style>
    <style:style style:name="P5" style:family="paragraph" style:parent-style-name="Text_20_body">
      <style:text-properties style:font-name="Ubuntu" officeooo:rsid="0021ac9d" officeooo:paragraph-rsid="0021ac9d"/>
    </style:style>
    <style:style style:name="P6" style:family="paragraph" style:parent-style-name="Text_20_body">
      <style:text-properties style:font-name="Ubuntu" officeooo:rsid="0022270a" officeooo:paragraph-rsid="0022270a"/>
    </style:style>
    <style:style style:name="P7" style:family="paragraph" style:parent-style-name="Text_20_body">
      <style:text-properties style:font-name="Ubuntu" officeooo:rsid="0023011a" officeooo:paragraph-rsid="0023011a"/>
    </style:style>
    <style:style style:name="P8" style:family="paragraph" style:parent-style-name="Text_20_body">
      <style:text-properties style:font-name="Ubuntu" officeooo:rsid="0023e620" officeooo:paragraph-rsid="0023e620"/>
    </style:style>
    <style:style style:name="P9" style:family="paragraph" style:parent-style-name="Text_20_body">
      <style:text-properties officeooo:rsid="0022270a" officeooo:paragraph-rsid="0022270a"/>
    </style:style>
    <style:style style:name="P10" style:family="paragraph" style:parent-style-name="Text_20_body">
      <style:text-properties officeooo:paragraph-rsid="0022270a"/>
    </style:style>
    <style:style style:name="P11" style:family="paragraph" style:parent-style-name="Text_20_body">
      <style:text-properties officeooo:rsid="0023011a" officeooo:paragraph-rsid="0023011a"/>
    </style:style>
    <style:style style:name="P12" style:family="paragraph" style:parent-style-name="Text_20_body">
      <style:text-properties officeooo:paragraph-rsid="0023011a"/>
    </style:style>
    <style:style style:name="P13" style:family="paragraph" style:parent-style-name="Text_20_body">
      <style:text-properties officeooo:rsid="0023e620" officeooo:paragraph-rsid="0023e620"/>
    </style:style>
    <style:style style:name="P14" style:family="paragraph" style:parent-style-name="Heading_20_1">
      <style:text-properties officeooo:rsid="00202509" officeooo:paragraph-rsid="00202509"/>
    </style:style>
    <style:style style:name="P15" style:family="paragraph" style:parent-style-name="Heading_20_1">
      <style:text-properties officeooo:rsid="0022270a" officeooo:paragraph-rsid="0022270a"/>
    </style:style>
    <style:style style:name="P16" style:family="paragraph" style:parent-style-name="Heading_20_1">
      <style:text-properties officeooo:rsid="0023011a" officeooo:paragraph-rsid="0023011a"/>
    </style:style>
    <style:style style:name="P17" style:family="paragraph" style:parent-style-name="Heading_20_1">
      <style:text-properties officeooo:rsid="0023e620" officeooo:paragraph-rsid="0023e620"/>
    </style:style>
    <style:style style:name="P18" style:family="paragraph" style:parent-style-name="Heading_20_1">
      <style:paragraph-properties fo:break-before="page"/>
      <style:text-properties officeooo:rsid="0022270a" officeooo:paragraph-rsid="0022270a"/>
    </style:style>
    <style:style style:name="T1" style:family="text">
      <style:text-properties officeooo:rsid="0021ac9d"/>
    </style:style>
    <style:style style:name="T2" style:family="text">
      <style:text-properties fo:color="#ff6600" fo:font-style="italic" officeooo:rsid="0021ac9d" style:font-style-asian="italic" style:font-style-complex="italic"/>
    </style:style>
    <style:style style:name="T3" style:family="text">
      <style:text-properties fo:color="#ff6600" fo:font-style="italic" fo:font-weight="bold" style:font-style-asian="italic" style:font-weight-asian="bold" style:font-style-complex="italic" style:font-weight-complex="bold"/>
    </style:style>
    <style:style style:name="T4" style:family="text">
      <style:text-properties officeooo:rsid="0022270a"/>
    </style:style>
    <style:style style:name="T5" style:family="text">
      <style:text-properties officeooo:rsid="002301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cance del proyecto</text:p>
      <text:p text:style-name="P1"/>
      <text:p text:style-name="P2">Breve descripción de en qué consiste el alcance del proyecto</text:p>
      <text:p text:style-name="P2"/>
      <text:h text:style-name="P14" text:outline-level="1">Descripción del alcance</text:h>
      <text:p text:style-name="P1"/>
      <text:p text:style-name="P4">La joven startup Emozio necesita una plataforma web para llevar a cabo su modelo de negocio, el cual consiste en la asignación del psicólogo más adecuado para tratar la patología de un paciente. </text:p>
      <text:p text:style-name="P7">Como se trata de una startup que ha surgido de forma reciente, todavía precisan validar y afianzar su <text:span text:style-name="T3">propuesta de valor </text:span>para lanzarla al mercado. Por tanto, su requisito primordial es disponer de un <text:span text:style-name="T3">producto mínimo viable </text:span>que les permita mostrar su propuesta a su <text:span text:style-name="T3">público objetivo</text:span>.</text:p>
      <text:p text:style-name="P3">Explicar con más detalle la terminología lean startup.</text:p>
      <text:p text:style-name="P4">Para desempeñar <text:span text:style-name="T5">la característica principal del producto</text:span>, se precisará de un cuestionario que evalúe los síntomas del paciente, caracterizando así la posible patología que este presenta. Una vez realizado el cuestionario, la plataforma dará como resultado del mismo a un listado de psicólogos que podrían tratar esa patología. Además, éste resultado podrá ser filtrado por distintos campos, <text:span text:style-name="T1">como</text:span> el sexo, la edad, el seguro de salud, <text:span text:style-name="T1">si se trata de una cita presencial u </text:span><text:span text:style-name="T2">online</text:span><text:span text:style-name="T1">, entre otros.</text:span></text:p>
      <text:p text:style-name="P5">A su vez, debe permitir al paciente ponerse en contacto con el psicólogo del listado por el que desea ser atendido. Este mensaje de contacto, llegará al correo electrónico del psicólogo.</text:p>
      <text:p text:style-name="P5">Cabe decir, que tanto psicólogos como pacientes podrán darse de alta en la plataforma y hacer uso de sus servicios, <text:span text:style-name="T4">por lo que se necesitará una mínima gestión de usuarios.</text:span></text:p>
      <text:p text:style-name="P6">Para <text:s/>que el paciente pueda evaluar la cita recibida por el psicólogo, éste podrá dejar un comentario con una valoración en su perfil para que pueda ser compartido al resto de usuarios. De esta forma, se dará la transparencia necesaria al servicio de recomendación lo que nos valdrá de sello de calidad.</text:p>
      <text:h text:style-name="P18" text:outline-level="1">1. Criterios de aceptación</text:h>
      <text:p text:style-name="P10"/>
      <text:p text:style-name="P6">Las condiciones que deben cumplirse para que el proyecto sea aceptado son:</text:p>
      <text:p text:style-name="P6">- Entrega en plazo de todos los entregables.</text:p>
      <text:p text:style-name="P6">- Realización de los requisitos establecidos.</text:p>
      <text:p text:style-name="P6"/>
      <text:h text:style-name="P15" text:outline-level="1">2. Entregables del proyecto</text:h>
      <text:p text:style-name="P9"/>
      <text:p text:style-name="P6">Se deberá hacer entrega de:</text:p>
      <text:p text:style-name="P6">- <text:span text:style-name="T5">Cuatro copias en papel de la memoria</text:span></text:p>
      <text:p text:style-name="P6">- <text:span text:style-name="T5">Cuatro copias en soporte digital de:</text:span></text:p>
      <text:p text:style-name="P6"><text:span text:style-name="T5">a.</text:span> <text:span text:style-name="T5">La memoria</text:span></text:p>
      <text:p text:style-name="P7">b. El código fuente</text:p>
      <text:p text:style-name="P7">c. El ejecutable</text:p>
      <text:p text:style-name="P7"/>
      <text:h text:style-name="P16" text:outline-level="1">3. Exclusiones del proyecto</text:h>
      <text:p text:style-name="P12"/>
      <text:p text:style-name="P7">- El mantenimiento y soporte de la plataforma una vez realizada la entrega.</text:p>
      <text:p text:style-name="P7">- Análisis de campo e investigación asociada al desarrollo del cuestionario científico de asignación. <text:span text:style-name="T3">Pie de página:</text:span> El realizado en este proyecto, se corresponde con una breve simulación de casos ficticios.</text:p>
      <text:p text:style-name="P7"/>
      <text:h text:style-name="P16" text:outline-level="1">4. Restricciones del proyecto</text:h>
      <text:p text:style-name="P11"/>
      <text:p text:style-name="P7">El alcance de este proyecto sólo abarcará a lo que se corresponde con el producto mínimo viable de lo que será la plataforma real de Emozio, y que servirá como punto de partida para la implementación de la misma. Su pretensión no se trata de realizar el desarrollo completo de la aplicación con todas sus características totalmente funcionales, sino realizar una primera aproximación a la misma.</text:p>
      <text:p text:style-name="P7"/>
      <text:h text:style-name="P17" text:outline-level="1"><text:soft-page-break/>5. Supuestos del proyecto</text:h>
      <text:p text:style-name="P13"/>
      <text:p text:style-name="P8">Asumimos que al tratarse de un producto mínimo viable, no se podrá estimar el crecimiento del sistema tanto a nivel de funcionalidades como en el contenido de la base de datos, por lo que no se podrá preveer cómo será la escalabilidad real del sistema.</text:p>
      <text:p text:style-name="P8"/>
      <text:p text:style-name="P8"/>
      <text:h text:style-name="Heading_20_1" text:outline-level="1">6. Estructura de descomposición de tareas (EDT) del proyecto</text:h>
      <text:p text:style-name="P6"/>
      <text:p text:style-name="P3">Iría el ED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5:51:26.536501806</meta:creation-date>
    <dc:date>2017-11-24T16:55:10.176644945</dc:date>
    <meta:editing-duration>PT1H2M46S</meta:editing-duration>
    <meta:editing-cycles>3</meta:editing-cycles>
    <meta:generator>LibreOffice/4.2.8.2$Linux_X86_64 LibreOffice_project/420m0$Build-2</meta:generator>
    <meta:document-statistic meta:table-count="0" meta:image-count="0" meta:object-count="0" meta:page-count="3" meta:paragraph-count="30" meta:word-count="537" meta:character-count="3234" meta:non-whitespace-character-count="2725"/>
  </office:meta>
</office:document-meta>
</file>